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641" officeooo:paragraph-rsid="000d5641"/>
    </style:style>
    <style:style style:name="P2" style:family="paragraph" style:parent-style-name="Standard">
      <style:text-properties fo:color="#c9211e" fo:font-size="18pt" fo:font-weight="bold" officeooo:rsid="000d5641" officeooo:paragraph-rsid="000d5641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55308d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color="#55308d" fo:font-size="15pt" fo:font-weight="bold" officeooo:paragraph-rsid="000ee48e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a933" fo:font-size="18pt" fo:font-weight="bold" officeooo:rsid="000d5641" officeooo:paragraph-rsid="000d5641" style:font-size-asian="18pt" style:font-weight-asian="bold" style:font-size-complex="18pt" style:font-weight-complex="bold"/>
    </style:style>
    <style:style style:name="T1" style:family="text">
      <style:text-properties fo:color="#d62e4e" officeooo:rsid="000ee48e"/>
    </style:style>
    <style:style style:name="T2" style:family="text">
      <style:text-properties officeooo:rsid="000ee48e"/>
    </style:style>
    <style:style style:name="T3" style:family="text">
      <style:text-properties fo:color="#e16173" officeooo:rsid="000ee48e"/>
    </style:style>
    <style:style style:name="T4" style:family="text">
      <style:text-properties fo:color="#e16173" officeooo:rsid="00100f6b"/>
    </style:style>
    <style:style style:name="T5" style:family="text">
      <style:text-properties fo:color="#e16173" officeooo:rsid="0010ac1b"/>
    </style:style>
    <style:style style:name="T6" style:family="text">
      <style:text-properties officeooo:rsid="00100f6b"/>
    </style:style>
    <style:style style:name="T7" style:family="text">
      <style:text-properties fo:color="#ff6d6d" officeooo:rsid="00100f6b"/>
    </style:style>
    <style:style style:name="T8" style:family="text">
      <style:text-properties officeooo:rsid="0010ac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NDAS</text:p>
      <text:p text:style-name="P2">STEP1:- OPEN LIBRE OFFICE SPREAD SHEET</text:p>
      <text:p text:style-name="P2">SEP2:- ENTER DATA</text:p>
      <text:p text:style-name="P2">STEP3:- SAVE FILE WITH EXTENSION .CSV</text:p>
      <text:p text:style-name="P2">STEP4:- TERMINAL JUPYTER NOTEBOOK</text:p>
      <text:p text:style-name="P2">STEP5:- NEW</text:p>
      <text:p text:style-name="P2">STEP6:- PYTHON FILE</text:p>
      <text:p text:style-name="P1"/>
      <text:p text:style-name="Standard">-----------------------------------------------------------------------------</text:p>
      <text:p text:style-name="Standard"/>
      <text:p text:style-name="P3">import pandas as pd</text:p>
      <text:p text:style-name="P3">df = pd.read_csv('/home/student/R/MLP/panda1.csv')</text:p>
      <text:p text:style-name="P3">print(df)<text:tab/><text:span text:style-name="T3">print whole data</text:span></text:p>
      <text:p text:style-name="P3"><text:s text:c="3"/></text:p>
      <text:p text:style-name="P4">print(df.head(2)) <text:tab/><text:span text:style-name="T3">print first 2 (from top)</text:span></text:p>
      <text:p text:style-name="P4">print(df.tail(3))<text:tab/><text:span text:style-name="T3">print last 3 (from bottom)</text:span></text:p>
      <text:p text:style-name="P3"/>
      <text:p text:style-name="P4">print(df.info())<text:tab/><text:span text:style-name="T3">print whole data info</text:span></text:p>
      <text:p text:style-name="P3"/>
      <text:p text:style-name="P4">print(df.describe())<text:tab/><text:span text:style-name="T3">print mean,count,std,max,min of numeric data</text:span></text:p>
      <text:p text:style-name="P4"><text:span text:style-name="T3"/></text:p>
      <text:p text:style-name="P4"><text:span text:style-name="T2">df['newrollno']=[21,22,23,24,25,26,27,28,29,30,31,32,33,34,35,36,37,38,39,40]</text:span></text:p>
      <text:p text:style-name="P4"><text:span text:style-name="T2">print(df)<text:tab/><text:tab/><text:tab/></text:span><text:span text:style-name="T4">to add another col. With data in frame</text:span></text:p>
      <text:p text:style-name="P4"><text:span text:style-name="T4"/></text:p>
      <text:p text:style-name="P4"><text:span text:style-name="T6">df['sumroll']=df.rollno + df.newrollno</text:span></text:p>
      <text:p text:style-name="P4"><text:span text:style-name="T6">print(df)<text:tab/><text:tab/><text:tab/></text:span><text:span text:style-name="T5">to sum roll numbers</text:span></text:p>
      <text:p text:style-name="P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2T10:53:41.600719907</meta:creation-date>
    <dc:date>2024-02-02T11:23:13.188636797</dc:date>
    <meta:editing-duration>PT17M4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78" meta:character-count="722" meta:non-whitespace-character-count="655"/>
  </office:meta>
</office:document-meta>
</file>